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0000000801AB539B5FC9287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Illustration"><draw:frame draw:style-name="fr1" draw:name="Imagen1" text:anchor-type="as-char" svg:y="-0.018cm" svg:width="5.78cm" svg:height="5.78cm" draw:z-index="0"><draw:image xlink:href="Pictures/1000020100000080000000801AB539B5FC92873B.png" xlink:type="simple" xlink:show="embed" xlink:actuate="onLoad" draw:mime-type="image/png"/></draw:frame></text:p>
      <text:p text:style-name="Standard"/>
      <text:p text:style-name="Standard"/>
      <text:p text:style-name="Title">__TITLE__</text:p>
      <text:p text:style-name="Subtitle">__SUBTITLE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Quotations">__DATETIME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.499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Table.Heading.Font9" style:family="paragraph">
      <style:paragraph-properties fo:text-align="center" style:justify-single-word="false"/>
      <style:text-properties fo:font-size="9pt" fo:font-weight="bold"/>
    </style:style>
    <style:style style:name="Table.Contents.Font9" style:family="paragraph">
      <style:paragraph-properties fo:text-align="justify" style:justify-single-word="false"/>
      <style:text-properties fo:font-size="9pt"/>
    </style:style>
    <style:style style:name="Table.ContentsRight.Font9" style:family="paragraph">
      <style:paragraph-properties fo:text-align="end" style:justify-single-word="false"/>
      <style:text-properties fo:font-size="9pt"/>
    </style:style>
    <style:style style:name="Table.ContentsRight.FontRed9" style:family="paragraph">
      <style:paragraph-properties fo:text-align="end" style:justify-single-word="false"/>
      <style:text-properties fo:color="#ff0000" loext:opacity="100%" fo:font-size="9pt"/>
    </style:style>
    <style:style style:name="Table.Heading.Font6" style:family="paragraph">
      <style:paragraph-properties fo:text-align="center" style:justify-single-word="false"/>
      <style:text-properties fo:font-size="6pt" fo:font-weight="bold"/>
    </style:style>
    <style:style style:name="Table.Contents.Font6" style:family="paragraph">
      <style:paragraph-properties fo:text-align="justify" style:justify-single-word="false"/>
      <style:text-properties fo:font-size="6pt"/>
    </style:style>
    <style:style style:name="Table.ContentsRight.Font6" style:family="paragraph">
      <style:paragraph-properties fo:text-align="end" style:justify-single-word="false"/>
      <style:text-properties fo:font-size="6pt"/>
    </style:style>
    <style:style style:name="Table.ContentsRight.FontRed6" style:family="paragraph">
      <style:paragraph-properties fo:text-align="end" style:justify-single-word="false"/>
      <style:text-properties fo:color="#ff0000" loext:opacity="100%" fo:font-size="6pt"/>
    </style:style>
    <style:style style:name="Table.Heading.Font8" style:family="paragraph">
      <style:paragraph-properties fo:text-align="center" style:justify-single-word="false"/>
      <style:text-properties fo:font-size="8pt" fo:font-weight="bold"/>
    </style:style>
    <style:style style:name="Table.Contents.Font8" style:family="paragraph">
      <style:paragraph-properties fo:text-align="justify" style:justify-single-word="false"/>
      <style:text-properties fo:font-size="8pt"/>
    </style:style>
    <style:style style:name="Table.ContentsRight.Font8" style:family="paragraph">
      <style:paragraph-properties fo:text-align="end" style:justify-single-word="false"/>
      <style:text-properties fo:font-size="8pt"/>
    </style:style>
    <style:style style:name="Table.ContentsRight.FontRed8" style:family="paragraph">
      <style:paragraph-properties fo:text-align="end" style:justify-single-word="false"/>
      <style:text-properties fo:color="#ff0000" loext:opacity="100%" fo:font-size="8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22M52S</meta:editing-duration>
    <dc:creator>Elizabeth Kostova</dc:creator>
    <dc:description/>
    <dc:title>Informe de patrimonio</dc:title>
    <dc:subject>Este informe está generado automáticamente en Xulpymoney</dc:subject>
    <dc:creator>Xulpymoney-0.10.9999</dc:creator>
    <meta:initial-creator>Xulpymoney-0.10.9999</meta:initial-creator>
    <meta:keyword/>
    <meta:creation-date>2019-12-09T08:15:56</meta:creation-date>
    <meta:generator>LibreOffice/7.1.6.2.0$Linux_X86_64 LibreOffice_project/10$Build-2</meta:generator>
    <dc:date>2021-10-10T22:24:57.360474858</dc:date>
    <meta:editing-cycles>25</meta:editing-cycles>
    <meta:document-statistic meta:table-count="0" meta:image-count="1" meta:object-count="0" meta:page-count="1" meta:paragraph-count="6" meta:word-count="5" meta:character-count="35" meta:non-whitespace-character-count="35"/>
  </office:meta>
</office:document-meta>
</file>